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Validator.validate( Widget widge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avaScriptValidator.JavaScriptValidator( ProcessInfoProvider processInfoProvider , Function 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